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2100000168AB9A8E0EAA02A33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12cm" svg:stroke-color="#ff420e" draw:marker-start-width="0.518cm" draw:marker-end-width="0.518cm" draw:fill="none" draw:textarea-horizontal-align="justify" draw:textarea-vertical-align="middle" draw:auto-grow-height="false" fo:min-height="0.297cm" fo:min-width="0.066cm" fo:padding-top="0.231cm" fo:padding-bottom="0.231cm" fo:padding-left="0.356cm" fo:padding-right="0.356cm"/>
    </style:style>
    <style:style style:name="gr3" style:family="graphic" style:parent-style-name="objectwithoutfill">
      <style:graphic-properties svg:stroke-width="0.106cm" svg:stroke-color="#ff420e" draw:marker-start-width="0.359cm" draw:marker-end="Rounded_20_short_20_Arrow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2.549cm" svg:x="1.001cm" svg:y="8.786cm">
          <draw:image xlink:href="Pictures/100002010000022100000168AB9A8E0EAA02A33C.png" xlink:type="simple" xlink:show="embed" xlink:actuate="onLoad">
            <text:p/>
          </draw:image>
        </draw:frame>
        <draw:custom-shape draw:style-name="gr2" draw:text-style-name="P2" xml:id="id1" draw:id="id1" draw:layer="layout" svg:width="1.098cm" svg:height="1.073cm" svg:x="1.701cm" svg:y="15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098cm" svg:height="1.073cm" svg:x="12.801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2.799cm" svg:y1="15.664cm" svg:x2="12.801cm" svg:y2="15.637cm" draw:start-shape="id1" draw:start-glue-point="10" draw:end-shape="id2" draw:end-glue-point="6" svg:d="M2799 15664l10002-27" svg:viewBox="0 0 10003 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9-11T00:09:36.344911126</meta:creation-date>
    <dc:date>2022-09-11T00:11:17.974785600</dc:date>
    <meta:editing-duration>PT1M42S</meta:editing-duration>
    <meta:editing-cycles>1</meta:editing-cycles>
    <meta:document-statistic meta:object-count="4"/>
    <meta:generator>LibreOffice/6.0.7.3$Linux_X86_64 LibreOffice_project/00m0$Build-3</meta:generator>
  </office:meta>
</office:document-meta>
</file>